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4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69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25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rial Time</text:p>
          </table:table-cell>
          <table:table-cell office:value-type="string" calcext:value-type="string">
            <text:p>OMP 4 Threads</text:p>
          </table:table-cell>
          <table:table-cell office:value-type="string" calcext:value-type="string">
            <text:p>OMP 8 Threads</text:p>
          </table:table-cell>
          <table:table-cell office:value-type="string" calcext:value-type="string">
            <text:p>OMP 16 Threads</text:p>
          </table:table-cell>
          <table:table-cell office:value-type="string" calcext:value-type="string">
            <text:p>MPI 4 Cores</text:p>
          </table:table-cell>
          <table:table-cell office:value-type="string" calcext:value-type="string">
            <text:p>MPI 8 Cores</text:p>
          </table:table-cell>
          <table:table-cell office:value-type="string" calcext:value-type="string">
            <text:p>MPI 16 Core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477" calcext:value-type="float">
            <text:p>0.000477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.0012465" calcext:value-type="float">
            <text:p>0.0012465</text:p>
          </table:table-cell>
          <table:table-cell office:value-type="float" office:value="0.0004715" calcext:value-type="float">
            <text:p>0.0004715</text:p>
          </table:table-cell>
          <table:table-cell office:value-type="float" office:value="0.0010275" calcext:value-type="float">
            <text:p>0.001027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2007" calcext:value-type="float">
            <text:p>0.002007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0.00187725" calcext:value-type="float">
            <text:p>0.00187725</text:p>
          </table:table-cell>
          <table:table-cell office:value-type="float" office:value="0.00058725" calcext:value-type="float">
            <text:p>0.00058725</text:p>
          </table:table-cell>
          <table:table-cell office:value-type="float" office:value="0.00096025" calcext:value-type="float">
            <text:p>0.00096025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05749" calcext:value-type="float">
            <text:p>0.005749</text:p>
          </table:table-cell>
          <table:table-cell office:value-type="float" office:value="0.002403" calcext:value-type="float">
            <text:p>0.002403</text:p>
          </table:table-cell>
          <table:table-cell office:value-type="float" office:value="0.001822" calcext:value-type="float">
            <text:p>0.001822</text:p>
          </table:table-cell>
          <table:table-cell office:value-type="float" office:value="0.006908125" calcext:value-type="float">
            <text:p>0.006908125</text:p>
          </table:table-cell>
          <table:table-cell office:value-type="float" office:value="0.002406125" calcext:value-type="float">
            <text:p>0.002406125</text:p>
          </table:table-cell>
          <table:table-cell office:value-type="float" office:value="0.004816125" calcext:value-type="float">
            <text:p>0.004816125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0.049668" calcext:value-type="float">
            <text:p>0.049668</text:p>
          </table:table-cell>
          <table:table-cell office:value-type="float" office:value="0.015319" calcext:value-type="float">
            <text:p>0.015319</text:p>
          </table:table-cell>
          <table:table-cell office:value-type="float" office:value="0.010301" calcext:value-type="float">
            <text:p>0.010301</text:p>
          </table:table-cell>
          <table:table-cell office:value-type="float" office:value="0.008977" calcext:value-type="float">
            <text:p>0.008977</text:p>
          </table:table-cell>
          <table:table-cell office:value-type="float" office:value="0.013643625" calcext:value-type="float">
            <text:p>0.013643625</text:p>
          </table:table-cell>
          <table:table-cell office:value-type="float" office:value="0.009783625" calcext:value-type="float">
            <text:p>0.009783625</text:p>
          </table:table-cell>
          <table:table-cell office:value-type="float" office:value="0.012552625" calcext:value-type="float">
            <text:p>0.012552625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0.243739" calcext:value-type="float">
            <text:p>0.243739</text:p>
          </table:table-cell>
          <table:table-cell office:value-type="float" office:value="0.060689" calcext:value-type="float">
            <text:p>0.060689</text:p>
          </table:table-cell>
          <table:table-cell office:value-type="float" office:value="0.029734" calcext:value-type="float">
            <text:p>0.029734</text:p>
          </table:table-cell>
          <table:table-cell office:value-type="float" office:value="0.024193" calcext:value-type="float">
            <text:p>0.024193</text:p>
          </table:table-cell>
          <table:table-cell office:value-type="float" office:value="0.0628083125" calcext:value-type="float">
            <text:p>0.0628083125</text:p>
          </table:table-cell>
          <table:table-cell office:value-type="float" office:value="0.0338663125" calcext:value-type="float">
            <text:p>0.0338663125</text:p>
          </table:table-cell>
          <table:table-cell office:value-type="float" office:value="0.0284893125" calcext:value-type="float">
            <text:p>0.0284893125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1.068773" calcext:value-type="float">
            <text:p>1.068773</text:p>
          </table:table-cell>
          <table:table-cell office:value-type="float" office:value="0.291852" calcext:value-type="float">
            <text:p>0.291852</text:p>
          </table:table-cell>
          <table:table-cell office:value-type="float" office:value="0.127523" calcext:value-type="float">
            <text:p>0.127523</text:p>
          </table:table-cell>
          <table:table-cell office:value-type="float" office:value="0.108241" calcext:value-type="float">
            <text:p>0.108241</text:p>
          </table:table-cell>
          <table:table-cell office:value-type="float" office:value="0.31304115625" calcext:value-type="float">
            <text:p>0.3130411563</text:p>
          </table:table-cell>
          <table:table-cell office:value-type="float" office:value="0.16366915625" calcext:value-type="float">
            <text:p>0.1636691563</text:p>
          </table:table-cell>
          <table:table-cell office:value-type="float" office:value="0.12534815625" calcext:value-type="float">
            <text:p>0.1253481563</text:p>
          </table:table-cell>
        </table:table-row>
        <table:table-row table:style-name="ro1">
          <table:table-cell office:value-type="float" office:value="156250000" calcext:value-type="float">
            <text:p>156250000</text:p>
          </table:table-cell>
          <table:table-cell office:value-type="float" office:value="4.881966" calcext:value-type="float">
            <text:p>4.881966</text:p>
          </table:table-cell>
          <table:table-cell office:value-type="float" office:value="1.274983" calcext:value-type="float">
            <text:p>1.274983</text:p>
          </table:table-cell>
          <table:table-cell office:value-type="float" office:value="0.637375" calcext:value-type="float">
            <text:p>0.637375</text:p>
          </table:table-cell>
          <table:table-cell office:value-type="float" office:value="0.533359" calcext:value-type="float">
            <text:p>0.533359</text:p>
          </table:table-cell>
          <table:table-cell office:value-type="float" office:value="1.53970278125" calcext:value-type="float">
            <text:p>1.5397027813</text:p>
          </table:table-cell>
          <table:table-cell office:value-type="float" office:value="0.72029478125" calcext:value-type="float">
            <text:p>0.7202947813</text:p>
          </table:table-cell>
          <table:table-cell office:value-type="float" office:value="0.54487978125" calcext:value-type="float">
            <text:p>0.5448797813</text:p>
          </table:table-cell>
        </table:table-row>
        <table:table-row table:style-name="ro1">
          <table:table-cell office:value-type="float" office:value="781250000" calcext:value-type="float">
            <text:p>781250000</text:p>
          </table:table-cell>
          <table:table-cell office:value-type="float" office:value="24.355771" calcext:value-type="float">
            <text:p>24.355771</text:p>
          </table:table-cell>
          <table:table-cell office:value-type="float" office:value="6.365364" calcext:value-type="float">
            <text:p>6.365364</text:p>
          </table:table-cell>
          <table:table-cell office:value-type="float" office:value="3.182703" calcext:value-type="float">
            <text:p>3.182703</text:p>
          </table:table-cell>
          <table:table-cell office:value-type="float" office:value="2.619222" calcext:value-type="float">
            <text:p>2.619222</text:p>
          </table:table-cell>
          <table:table-cell office:value-type="float" office:value="9.0072322" calcext:value-type="float">
            <text:p>9.0072322</text:p>
          </table:table-cell>
          <table:table-cell office:value-type="float" office:value="3.4459172" calcext:value-type="float">
            <text:p>3.4459172</text:p>
          </table:table-cell>
          <table:table-cell office:value-type="float" office:value="2.7177312" calcext:value-type="float">
            <text:p>2.7177312</text:p>
          </table:table-cell>
        </table:table-row>
        <table:table-row table:style-name="ro1">
          <table:table-cell office:value-type="float" office:value="2000000000" calcext:value-type="float">
            <text:p>2000000000</text:p>
          </table:table-cell>
          <table:table-cell office:value-type="float" office:value="62.595034" calcext:value-type="float">
            <text:p>62.595034</text:p>
          </table:table-cell>
          <table:table-cell office:value-type="float" office:value="16.226841" calcext:value-type="float">
            <text:p>16.226841</text:p>
          </table:table-cell>
          <table:table-cell office:value-type="float" office:value="8.142284" calcext:value-type="float">
            <text:p>8.142284</text:p>
          </table:table-cell>
          <table:table-cell office:value-type="float" office:value="5.783053" calcext:value-type="float">
            <text:p>5.783053</text:p>
          </table:table-cell>
          <table:table-cell office:value-type="float" office:value="17.904809" calcext:value-type="float">
            <text:p>17.904809</text:p>
          </table:table-cell>
          <table:table-cell office:value-type="float" office:value="8.570369" calcext:value-type="float">
            <text:p>8.570369</text:p>
          </table:table-cell>
          <table:table-cell office:value-type="float" office:value="6.053597" calcext:value-type="float">
            <text:p>6.0535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5-11-06T19:52:55.377702288</meta:creation-date>
    <dc:date>2015-11-06T19:56:07.532575031</dc:date>
    <dc:creator>root </dc:creator>
    <meta:editing-duration>PT3M12S</meta:editing-duration>
    <meta:editing-cycles>1</meta:editing-cycles>
    <meta:document-statistic meta:table-count="1" meta:cell-count="80" meta:object-count="0"/>
    <meta:generator>LibreOffice/5.0.0.5$Linux_X86_64 LibreOffice_project/437e4abdf9e72fd0a6e6f8697a0e659bc77f9b10</meta:generator>
  </office:meta>
</office:document-meta>
</file>